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ongs" table:style-name="ta1">
        <table:table-row>
          <table:table-cell office:value-type="string">
            <text:p>title</text:p>
          </table:table-cell>
          <table:table-cell office:value-type="string">
            <text:p>id</text:p>
          </table:table-cell>
          <table:table-cell office:value-type="string">
            <text:p>album</text:p>
          </table:table-cell>
          <table:table-cell office:value-type="string">
            <text:p>autor</text:p>
          </table:table-cell>
          <table:table-cell office:value-type="string">
            <text:p>duration</text:p>
          </table:table-cell>
          <table:table-cell office:value-type="string">
            <text:p>img</text:p>
          </table:table-cell>
        </table:table-row>
        <table:table-row>
          <table:table-cell office:value-type="string">
            <text:p>Inferno</text:p>
          </table:table-cell>
          <table:table-cell office:value-type="string">
            <text:p>qWwkqkOKd0kjSVINcqx5</text:p>
          </table:table-cell>
          <table:table-cell office:value-type="string">
            <text:p>インフェルノ</text:p>
          </table:table-cell>
          <table:table-cell office:value-type="string">
            <text:p>Mrs. GREEN APPLE</text:p>
          </table:table-cell>
          <table:table-cell office:value-type="string">
            <text:p>3:32</text:p>
          </table:table-cell>
          <table:table-cell office:value-type="string">
            <text:p>https://i.scdn.co/image/ab67616d00001e021a4e99f0c693fecc9038d3dd</text:p>
          </table:table-cell>
        </table:table-row>
        <table:table-row>
          <table:table-cell office:value-type="string">
            <text:p>紅蓮華</text:p>
          </table:table-cell>
          <table:table-cell office:value-type="string">
            <text:p>lY3qTg2t2IbfzNUZPf4U</text:p>
          </table:table-cell>
          <table:table-cell office:value-type="string">
            <text:p>LEO-NiNE</text:p>
          </table:table-cell>
          <table:table-cell office:value-type="string">
            <text:p>LiSA</text:p>
          </table:table-cell>
          <table:table-cell office:value-type="string">
            <text:p>3:58</text:p>
          </table:table-cell>
          <table:table-cell office:value-type="string">
            <text:p>https://i.scdn.co/image/ab67616d00001e0264c8cf7bc530a05dd10e8efe</text:p>
          </table:table-cell>
        </table:table-row>
        <table:table-row>
          <table:table-cell office:value-type="string">
            <text:p>Cry Baby</text:p>
          </table:table-cell>
          <table:table-cell office:value-type="string">
            <text:p>Gk9I5CYSpGDjkRbGSYsS</text:p>
          </table:table-cell>
          <table:table-cell office:value-type="string">
            <text:p>Cry Baby</text:p>
          </table:table-cell>
          <table:table-cell office:value-type="string">
            <text:p>OFFICIAL HIGE DANDISM</text:p>
          </table:table-cell>
          <table:table-cell office:value-type="string">
            <text:p>4:00</text:p>
          </table:table-cell>
          <table:table-cell office:value-type="string">
            <text:p>https://i.scdn.co/image/ab67616d00001e0262a18726386645c65ae99d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